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057000016F8AAF67028.svm"/>
  <manifest:file-entry manifest:media-type="" manifest:full-path="Pictures/200000070000259600001AAB36B326C5.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l" fo:country="GR"/>
    </style:style>
    <style:style style:name="P3" style:family="paragraph" style:parent-style-name="Standard">
      <style:paragraph-properties fo:text-align="justify" style:justify-single-word="false"/>
    </style:style>
    <style:style style:name="P4" style:family="paragraph" style:parent-style-name="Text_20_body">
      <style:text-properties fo:font-size="16pt" style:font-size-asian="16pt" style:font-size-complex="16pt"/>
    </style:style>
    <style:style style:name="P5" style:family="paragraph" style:parent-style-name="Text_20_body">
      <style:paragraph-properties fo:margin-left="0cm" fo:margin-right="0cm" fo:orphans="2" fo:widows="2" fo:text-indent="0cm" style:auto-text-indent="false"/>
      <style:text-properties fo:font-variant="normal" fo:text-transform="none" fo:color="#000000" style:font-name="Calibri1" fo:font-size="12pt" fo:letter-spacing="normal" fo:font-style="normal" fo:font-weight="normal" style:font-size-asian="12pt" style:font-size-complex="12pt"/>
    </style:style>
    <style:style style:name="P6" style:family="paragraph" style:parent-style-name="Title" style:master-page-name="Standard">
      <style:paragraph-properties style:page-number="auto"/>
    </style:style>
    <style:style style:name="P7" style:family="paragraph" style:parent-style-name="Footer">
      <style:paragraph-properties fo:padding-left="0cm" fo:padding-right="0cm" fo:padding-top="0.035cm" fo:padding-bottom="0cm" fo:border-left="none" fo:border-right="none" fo:border-top="0.018cm solid #00000a" fo:border-bottom="none"/>
    </style:style>
    <style:style style:name="T1" style:family="text">
      <style:text-properties fo:language="en" fo:country="US"/>
    </style:style>
    <style:style style:name="T2" style:family="text">
      <style:text-properties fo:font-size="9pt" style:font-size-asian="9pt" style:font-size-complex="9pt"/>
    </style:style>
    <style:style style:name="T3" style:family="text">
      <style:text-properties fo:font-size="9pt" fo:language="en" fo:country="US" style:font-size-asian="9pt" style:font-size-complex="9pt"/>
    </style:style>
    <style:style style:name="T4" style:family="text">
      <style:text-properties fo:language="el" fo:country="GR"/>
    </style:style>
    <style:style style:name="T5" style:family="text">
      <style:text-properties fo:font-variant="normal" fo:text-transform="none" fo:color="#000000" style:font-name="Calibri1" fo:font-size="12pt" fo:letter-spacing="normal" fo:font-style="normal" fo:font-weight="normal" style:font-size-asian="12pt" style:font-size-complex="12pt"/>
    </style:style>
    <style:style style:name="T6" style:family="text">
      <style:text-properties style:font-name="Calibri1"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Έγγραφο απαιτήσεων λογισμικού (SRS)</text:p>
      <text:p text:style-name="Description">ΠΡΟΣΑΡΜΟΓΗ ΤΟΥ ΑΝΤΙΣΤΟΙΧΟΥ ΕΓΓΡΑΦΟΥ ΤΟΥ ΠΡΟΤΥΠΟΥ ISO/IEC/IEEE 29148:2011</text:p>
      <text:p text:style-name="Description"/>
      <text:p text:style-name="Description"/>
      <text:p text:style-name="P4">intelliQ </text:p>
      <text:list xml:id="list8710134898520322052" text:style-name="Outline">
        <text:list-item>
          <text:h text:style-name="Heading_20_1" text:outline-level="1">Εισαγωγή</text:h>
          <text:list>
            <text:list-item>
              <text:h text:style-name="Heading_20_2" text:outline-level="2">1.1<text:tab/>Εισαγωγή: σκοπός του λογισμικού</text:h>
            </text:list-item>
          </text:list>
        </text:list-item>
      </text:list>
      <text:p text:style-name="Description"/>
      <text:p text:style-name="P3"><text:span text:style-name="T4">Σκοπός του λογισμικού αποτελεί η διαμόρφωση και η εκτέλεση “έξυπνων” ερωτηματολογίων, δηλαδή </text:span>ερωτηματολογιών που η κάθε επόμενη ερώτηση και οι απαντήσεις της δύναται να καθορίζεται από την απάντηση της προηγούμενης.</text:p>
      <text:p text:style-name="P3">Οι <text:s/><text:span text:style-name="T4"><text:s/>χρήστες αφού μπουν <text:s/>στην εφαρμογή θα επιλέγουν σε ποιά έρευνα θα συμμέτεχουν και στην συνέχεια θα τους εμφανίζονται μια μια οι ερωτήσεις ξεκινώντας από κάποιες πιο γενικές ερωτήσεις με σκοπό την “σκιαγράφιση” του προφιλ του κάθε χρήστη. Τέλος , μετά την επιλογή “Υποβολή απαντήσεων” οι χρήστες θα μπορούν να δουν μια σύνοψη των ερωτήσεων αλλά και των απαντήσεων που δώσανε.</text:span></text:p>
      <text:p text:style-name="P3"><text:span text:style-name="T4"><text:s text:c="3"/></text:span></text:p>
      <text:list xml:id="list31798252" text:continue-numbering="true" text:style-name="Outline">
        <text:list-item>
          <text:list>
            <text:list-item>
              <text:h text:style-name="Heading_20_2" text:outline-level="2">1.2<text:tab/>Διεπαφές (<text:span text:style-name="T1">interfaces)</text:span></text:h>
              <text:list>
                <text:list-item>
                  <text:h text:style-name="Heading_20_3" text:outline-level="3">1.2.1<text:tab/>Διεπαφές με εξωτερικά συστήματα </text:h>
                </text:list-item>
              </text:list>
            </text:list-item>
          </text:list>
        </text:list-item>
      </text:list>
      <text:p text:style-name="Description">Καταγραφή διεπαφών με εξωτερικά συστήματα και λογισμικό. Αναφορά σε πρότυπα ανταλλαγής δεδομένων και κλήσης υπηρεσιών. Ενσωμάτωση διαγραμμάτων <text:span text:style-name="T1">UML</text:span> <text:span text:style-name="T1">component</text:span>.</text:p>
      <text:p text:style-name="Description">ΝΑ ΜΗΝ ΣΥΜΠΛΗΡΩΘΕΙ ΑΝ ΔΕΝ ΑΠΑΙΤΕΙΤΑΙ</text:p>
      <text:p text:style-name="P1"/>
      <text:list xml:id="list31767721" text:continue-numbering="true" text:style-name="Outline">
        <text:list-item>
          <text:list>
            <text:list-item>
              <text:list>
                <text:list-item>
                  <text:h text:style-name="Heading_20_3" text:outline-level="3">1.2.2<text:tab/>Διεπαφές με το χρήστη</text:h>
                </text:list-item>
              </text:list>
            </text:list-item>
          </text:list>
        </text:list-item>
      </text:list>
      <text:p text:style-name="Description">Προδιαγραφή διεπαφών με το χρήστη, εφόσον υπάρχουν. Χρήση εργαλείων τύπου <text:span text:style-name="T1">wireframes</text:span> ή άλλων. </text:p>
      <text:p text:style-name="Description">ΝΑ ΜΗΝ ΣΥΜΠΛΗΡΩΘΕΙ ΑΝ ΔΕΝ ΑΠΑΙΤΕΙΤΑΙ</text:p>
      <text:p text:style-name="Standard"/>
      <text:list xml:id="list31788324" text:continue-numbering="true" text:style-name="Outline">
        <text:list-item>
          <text:h text:style-name="Heading_20_1" text:outline-level="1">Αναφορές - πηγές πληροφοριών</text:h>
        </text:list-item>
      </text:list>
      <text:p text:style-name="Standard">Ερώτησεις και απαντήσεις απο τον ενδιαφερόμενο για την δημιουργία έξυπνου ερωτηματολογίου</text:p>
      <text:p text:style-name="Standard"/>
      <text:list xml:id="list31780689" text:continue-numbering="true" text:style-name="Outline">
        <text:list-item>
          <text:h text:style-name="Heading_20_1" text:outline-level="1"><text:soft-page-break/>Προδιαγραφές απαιτήσεων λογισμικού</text:h>
          <text:list>
            <text:list-item>
              <text:h text:style-name="Heading_20_2" text:outline-level="2">3.<text:span text:style-name="T1">1</text:span><text:tab/>Περιπτώσεις χρήσης</text:h>
              <text:list>
                <text:list-item>
                  <text:h text:style-name="Heading_20_3" text:outline-level="3">3.1.1<text:tab/>ΠΕΡΙΠΤΩΣΗ ΧΡΗΣΗΣ 1: Απάντηση ερωτήσεων</text:h>
                  <text:list>
                    <text:list-item>
                      <text:h text:style-name="Heading_20_4" text:outline-level="4">3.1.1.1<text:tab/>Χρήστες (ρόλοι) που εμπλέκονται</text:h>
                    </text:list-item>
                  </text:list>
                </text:list-item>
              </text:list>
            </text:list-item>
          </text:list>
        </text:list-item>
      </text:list>
      <text:p text:style-name="Standard">Συμμετέχοντες ερευνών</text:p>
      <text:p text:style-name="Standard"/>
      <text:list xml:id="list31773416" text:continue-numbering="true" text:style-name="Outline">
        <text:list-item>
          <text:list>
            <text:list-item>
              <text:list>
                <text:list-item>
                  <text:list>
                    <text:list-item>
                      <text:h text:style-name="Heading_20_4" text:outline-level="4">3.1.1.2<text:tab/>Προϋποθέσεις εκτέλεσης</text:h>
                    </text:list-item>
                  </text:list>
                </text:list-item>
              </text:list>
            </text:list-item>
          </text:list>
        </text:list-item>
      </text:list>
      <text:p text:style-name="Standard">Όσοι έχουν πράσβαση στην εκάστωτε έρευνα</text:p>
      <text:p text:style-name="Standard"/>
      <text:list xml:id="list31767299" text:continue-numbering="true" text:style-name="Outline">
        <text:list-item>
          <text:list>
            <text:list-item>
              <text:list>
                <text:list-item>
                  <text:list>
                    <text:list-item>
                      <text:h text:style-name="Heading_20_4" text:outline-level="4">3.1.1.3<text:tab/>Περιβάλλον εκτέλεσης</text:h>
                    </text:list-item>
                  </text:list>
                </text:list-item>
              </text:list>
            </text:list-item>
          </text:list>
        </text:list-item>
      </text:list>
      <text:p text:style-name="Standard">Διεπαγή χρήστη-εφαρμογής</text:p>
      <text:p text:style-name="P1">Back-end server</text:p>
      <text:p text:style-name="P1">Database server</text:p>
      <text:p text:style-name="Standard"/>
      <text:list xml:id="list31782529" text:continue-numbering="true" text:style-name="Outline">
        <text:list-item>
          <text:list>
            <text:list-item>
              <text:list>
                <text:list-item>
                  <text:list>
                    <text:list-item>
                      <text:h text:style-name="Heading_20_4" text:outline-level="4">3.1.1.4<text:tab/>Δεδομένα εισόδου </text:h>
                    </text:list-item>
                  </text:list>
                </text:list-item>
              </text:list>
            </text:list-item>
          </text:list>
        </text:list-item>
      </text:list>
      <text:p text:style-name="P2">Επιλογές χρήστη ως απαντήσεις στις ερωτήσεις (<text:span text:style-name="T1">object Answer)</text:span></text:p>
      <text:p text:style-name="Standard"/>
      <text:list xml:id="list31793994" text:continue-numbering="true" text:style-name="Outline">
        <text:list-item>
          <text:list>
            <text:list-item>
              <text:list>
                <text:list-item>
                  <text:list>
                    <text:list-item>
                      <text:h text:style-name="Heading_20_4" text:outline-level="4">3.1.1.5<text:tab/>Αλληλουχία ενεργειών - επιθυμητή συμπεριφορά</text:h>
                    </text:list-item>
                  </text:list>
                </text:list-item>
              </text:list>
            </text:list-item>
          </text:list>
        </text:list-item>
      </text:list>
      <text:p text:style-name="Standard">Είσοδος στην εφαρμογή</text:p>
      <text:p text:style-name="Standard">Επιλογή έρευνας</text:p>
      <text:p text:style-name="Standard">Συπλήρωση ερωτηματολογίου</text:p>
      <text:p text:style-name="Standard">Συμμετοχή σε άλλη έρευνα ή έξοδος από την εφαρμογή </text:p>
      <text:p text:style-name="Standard"><draw:frame draw:style-name="fr1" draw:name="γραφικά1" text:anchor-type="paragraph" svg:x="2.787cm" svg:y="4.247cm" svg:width="9.622cm" svg:height="6.826cm" draw:z-index="0"><draw:image xlink:href="Pictures/200000070000259600001AAB36B326C5.svm" xlink:type="simple" xlink:show="embed" xlink:actuate="onLoad"/></draw:frame></text:p>
      <text:list xml:id="list31788824" text:continue-numbering="true" text:style-name="Outline">
        <text:list-item>
          <text:list>
            <text:list-item>
              <text:list>
                <text:list-item>
                  <text:list>
                    <text:list-item>
                      <text:h text:style-name="Heading_20_4" text:outline-level="4"><text:soft-page-break/>3.1.1.7<text:tab/>Δεδομένα εξόδου</text:h>
                    </text:list-item>
                  </text:list>
                </text:list-item>
              </text:list>
            </text:list-item>
          </text:list>
        </text:list-item>
      </text:list>
      <text:p text:style-name="P2">Μηνύματα από την εφαρμογή προς τον χρήστη για τυχόν επιτυχημένες ή ανεπιτυχεις ενέργειες</text:p>
      <text:p text:style-name="P2">Ερωτηματολόγια</text:p>
      <text:p text:style-name="Standard"><text:span text:style-name="T4">Ερωτήσεις <text:s/>και Απανήτσεις </text:span></text:p>
      <text:list xml:id="list31786355" text:continue-numbering="true" text:style-name="Outline">
        <text:list-item>
          <text:list>
            <text:list-item>
              <text:list>
                <text:list-item>
                  <text:h text:style-name="Heading_20_3" text:outline-level="3"/>
                </text:list-item>
                <text:list-item>
                  <text:h text:style-name="Heading_20_3" text:outline-level="3">3.1.2<text:tab/>ΠΕΡΙΠΤΩΣΗ ΧΡΗΣΗΣ 2: Σύνοψη αποτελεσμάτων</text:h>
                  <text:list>
                    <text:list-item>
                      <text:h text:style-name="Heading_20_4" text:outline-level="4">3.1.2.1<text:tab/>Χρήστες (ρόλοι) που εμπλέκονται</text:h>
                    </text:list-item>
                  </text:list>
                </text:list-item>
              </text:list>
            </text:list-item>
          </text:list>
        </text:list-item>
      </text:list>
      <text:p text:style-name="Standard">Συμμετέχοντες ερευνών</text:p>
      <text:p text:style-name="Standard"/>
      <text:list xml:id="list31786142" text:continue-numbering="true" text:style-name="Outline">
        <text:list-item>
          <text:list>
            <text:list-item>
              <text:list>
                <text:list-item>
                  <text:list>
                    <text:list-item>
                      <text:h text:style-name="Heading_20_4" text:outline-level="4">3.1.2.2<text:tab/>Προϋποθέσεις εκτέλεσης</text:h>
                    </text:list-item>
                  </text:list>
                </text:list-item>
              </text:list>
            </text:list-item>
          </text:list>
        </text:list-item>
      </text:list>
      <text:p text:style-name="Standard">Όσοι έχουν ολοκληρώση την εκάστωτε έρευνα</text:p>
      <text:p text:style-name="Standard"/>
      <text:list xml:id="list31781412" text:continue-numbering="true" text:style-name="Outline">
        <text:list-item>
          <text:list>
            <text:list-item>
              <text:list>
                <text:list-item>
                  <text:list>
                    <text:list-item>
                      <text:h text:style-name="Heading_20_4" text:outline-level="4">3.1.2.3<text:tab/>Περιβάλλον εκτέλεσης</text:h>
                    </text:list-item>
                  </text:list>
                </text:list-item>
              </text:list>
            </text:list-item>
          </text:list>
        </text:list-item>
      </text:list>
      <text:p text:style-name="Standard">Διεπαγή χρήστη-εφαρμογής</text:p>
      <text:p text:style-name="P1">Back-end server</text:p>
      <text:p text:style-name="P1">Database server</text:p>
      <text:p text:style-name="Standard"/>
      <text:list xml:id="list31781744" text:continue-numbering="true" text:style-name="Outline">
        <text:list-item>
          <text:list>
            <text:list-item>
              <text:list>
                <text:list-item>
                  <text:list>
                    <text:list-item>
                      <text:h text:style-name="Heading_20_4" text:outline-level="4">3.1.2.4<text:tab/>Δεδομένα εισόδου </text:h>
                    </text:list-item>
                  </text:list>
                </text:list-item>
              </text:list>
            </text:list-item>
          </text:list>
        </text:list-item>
      </text:list>
      <text:p text:style-name="P2">Εεωτηματολόγιο που συπλήρωσε ο χρήστης (<text:span text:style-name="T1">object <text:s/>session)</text:span></text:p>
      <text:p text:style-name="Standard"/>
      <text:list xml:id="list31797537" text:continue-numbering="true" text:style-name="Outline">
        <text:list-item>
          <text:list>
            <text:list-item>
              <text:list>
                <text:list-item>
                  <text:list>
                    <text:list-item>
                      <text:h text:style-name="Heading_20_4" text:outline-level="4"><text:soft-page-break/>3.1.2.5<text:tab/>Αλληλουχία ενεργειών - επιθυμητή συμπεριφορά</text:h>
                    </text:list-item>
                  </text:list>
                </text:list-item>
              </text:list>
            </text:list-item>
          </text:list>
        </text:list-item>
      </text:list>
      <text:p text:style-name="Standard">Είσοδος στην εφαρμογή</text:p>
      <text:p text:style-name="P2">Ολοκλήρωση ερωτηματολογίου</text:p>
      <text:p text:style-name="Standard">Επιλογή εμφάμιση σύνοψης</text:p>
      <text:p text:style-name="Standard">Επιλογή τέλος σύνοψης</text:p>
      <text:p text:style-name="Standard">Έξοδος</text:p>
      <text:p text:style-name="Standard"><draw:frame draw:style-name="fr2" draw:name="γραφικά2" text:anchor-type="paragraph" svg:width="8.28cm" svg:height="5.881cm" draw:z-index="1"><draw:image xlink:href="Pictures/2000000700002057000016F8AAF67028.svm" xlink:type="simple" xlink:show="embed" xlink:actuate="onLoad"/></draw:frame></text:p>
      <text:list xml:id="list31790527" text:continue-numbering="true" text:style-name="Outline">
        <text:list-item>
          <text:list>
            <text:list-item>
              <text:list>
                <text:list-item>
                  <text:list>
                    <text:list-item>
                      <text:h text:style-name="Heading_20_4" text:outline-level="4">3.1.2.7<text:tab/>Δεδομένα εξόδου</text:h>
                    </text:list-item>
                  </text:list>
                </text:list-item>
              </text:list>
            </text:list-item>
          </text:list>
        </text:list-item>
      </text:list>
      <text:p text:style-name="P2">Μηνύματα από την εφαρμογή προς τον χρήστη για τυχόν επιτυχημένες ή ανεπιτυχεις ενέργειες</text:p>
      <text:p text:style-name="P2">Λίστα με τις ερώτησεις και τις απαντήσεις του χρήστη </text:p>
      <text:list xml:id="list31795088" text:continue-numbering="true" text:style-name="Outline">
        <text:list-item>
          <text:list>
            <text:list-item>
              <text:h text:style-name="Heading_20_2" text:outline-level="2">3.2<text:tab/>Απαιτήσεις επιδόσεων</text:h>
            </text:list-item>
          </text:list>
        </text:list-item>
      </text:list>
      <text:p text:style-name="Standard">Το λογισμικό μας θα είναι συνεχώς διαθέσιμο για όποιον θέλει να το χρησιμοποιήση. Αναμένουμε μέχρι και 100 ταυτόχρονα ενεργούς χρήστες <text:s/>, πράγμα που η εγαρμογή μας μπορεί να διαχειριστεί. <text:span text:style-name="T5">Επιπλέον, το REST API μας μπορεί να καλύψει 50 requests το δευτερόλεπτο προς όλα τα resources. Όσον αφορά τους χρόνους απόκρισης, η εναλλαγή εμφάνισης ερωτήσεων-απαντήσεων <text:s/>δε θα πρέπει να υπερβαίνει τα 2 δευτερόλεπτα, ενώ οι εμφανίσεις των δεδομένων στα αντίστοιχα use cases δε θα πρέπει να υπερβαίνουν τα 3 δευτερόλεπτα.</text:span><text:span text:style-name="T6"> </text:span></text:p>
      <text:list xml:id="list31795486" text:continue-numbering="true" text:style-name="Outline">
        <text:list-item>
          <text:list>
            <text:list-item>
              <text:h text:style-name="Heading_20_2" text:outline-level="2">3.3<text:tab/>Απαιτήσεις οργάνωσης δεδομένων</text:h>
              <text:list>
                <text:list-item>
                  <text:h text:style-name="Heading_20_3" text:outline-level="3">3.3.1<text:tab/>Απαιτήσεις και περιορισμοί πρόσβασης σε δεδομένα</text:h>
                </text:list-item>
              </text:list>
            </text:list-item>
          </text:list>
        </text:list-item>
      </text:list>
      <text:p text:style-name="Standard">Οι χρήστες έχουν περιορισμένη πρόσβαση και μπορούν να δουν <text:s/>τα διαθέσιμα ερωτηματολόγια καθως και την σύνοψη καθε ερωτηματολογίου που συμπληρώνου. Επιπλέον, ο <text:span text:style-name="T1">admin </text:span><text:span text:style-name="T4">έχει την δυνατότητα να δει όλες τις απαντήσεις που εχουν δωθεί.</text:span></text:p>
      <text:p text:style-name="Standard"/>
      <text:list xml:id="list31776160" text:continue-numbering="true" text:style-name="Outline">
        <text:list-item>
          <text:list>
            <text:list-item>
              <text:h text:style-name="Heading_20_2" text:outline-level="2"><text:soft-page-break/>3.5<text:tab/>Λοιπές απαιτήσεις</text:h>
              <text:list>
                <text:list-item>
                  <text:h text:style-name="Heading_20_3" text:outline-level="3">3.5.1<text:tab/>Απαιτήσεις διαθεσιμότητας λογισμικού</text:h>
                </text:list-item>
              </text:list>
            </text:list-item>
          </text:list>
        </text:list-item>
      </text:list>
      <text:p text:style-name="P5">Η εφαρμογή είναι επιθυμητό να είναι διαθέσιμη οποιαδήποτε ώρα της ημέρας για όλους τους χρήστες.</text:p>
      <text:p text:style-name="P5">· Χρήση αντιγράφων της βάσης δεδομένων και εναλλακτικών servers οι οποίοι θα υποστηρίζουν την κίνηση της πλατφόρμας σε περίπτωση συντήρησης ενός server. </text:p>
      <text:p text:style-name="P5">· Συνέπεια στην δυνατότητα πρόσβασής της.</text:p>
      <text:p text:style-name="P5">· Συμφωνία με πάροχο υπηρεσιών διαδικτύου, ο οποίος μπορεί να παρέχει πλήρη διαθεσιμότητα μέσω των δικτυακών εγκαταστάσεών του στο διαδίκτυο.</text:p>
      <text:p text:style-name="Standard"/>
      <text:p text:style-name="Standard"/>
      <text:list xml:id="list31767051" text:continue-numbering="true" text:style-name="Outline">
        <text:list-item>
          <text:list>
            <text:list-item>
              <text:list>
                <text:list-item>
                  <text:h text:style-name="Heading_20_3" text:outline-level="3">3.5.2<text:tab/>Απαιτήσεις ασφάλειας</text:h>
                </text:list-item>
              </text:list>
            </text:list-item>
          </text:list>
        </text:list-item>
      </text:list>
      <text:p text:style-name="Descrip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212cm" fo:margin-bottom="0cm" fo:orphans="2" fo:widows="2" style:writing-mode="lr-tb"/>
      <style:text-properties style:use-window-font-color="true" fo:language="el" fo:country="GR"/>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1.058cm" fo:margin-bottom="0cm" fo:keep-together="always" fo:keep-with-next="always"/>
      <style:text-properties style:font-name="Calibri Light" fo:font-size="16pt" style:font-size-asian="16pt"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left="1cm" fo:margin-right="0cm" fo:margin-top="0.635cm" fo:margin-bottom="0cm" fo:keep-together="always" fo:text-indent="-1cm" style:auto-text-indent="false" fo:keep-with-next="always"/>
      <style:text-properties style:font-name="Calibri Light" fo:font-size="13pt" style:font-size-asian="13pt" style:font-name-complex="F" style:font-size-complex="13pt"/>
    </style:style>
    <style:style style:name="Heading_20_3" style:display-name="Heading 3" style:family="paragraph" style:parent-style-name="Standard" style:next-style-name="Text_20_body" style:default-outline-level="3" style:list-style-name="Outline" style:class="text">
      <style:paragraph-properties fo:margin-left="1.251cm" fo:margin-right="0cm" fo:margin-top="0.423cm" fo:margin-bottom="0cm" fo:keep-together="always" fo:text-indent="-1.251cm" style:auto-text-indent="false" fo:keep-with-next="always"/>
      <style:text-properties fo:color="#1f3763" style:font-name="Calibri Light" style:font-name-complex="F"/>
    </style:style>
    <style:style style:name="Heading_20_4" style:display-name="Heading 4" style:family="paragraph" style:parent-style-name="Standard" style:next-style-name="Text_20_body" style:default-outline-level="4" style:list-style-name="Outline" style:class="text">
      <style:paragraph-properties fo:margin-left="1.501cm" fo:margin-right="0cm" fo:margin-top="0.423cm" fo:margin-bottom="0cm" fo:keep-together="always" fo:text-indent="-1.501cm" style:auto-text-indent="false" fo:keep-with-next="always"/>
      <style:text-properties fo:color="#2f5496" style:font-name="Calibri Light" fo:font-style="italic" style:font-style-asian="italic" style:font-name-complex="F" style:font-style-complex="italic"/>
    </style:style>
    <style:style style:name="Description" style:family="paragraph" style:parent-style-name="Standard" style:default-outline-level="" style:list-style-name="">
      <style:text-properties fo:color="#8496b0" fo:font-size="10pt" fo:font-style="italic" style:font-size-asian="10pt" style:font-style-asian="italic"/>
    </style:style>
    <style:style style:name="Title" style:family="paragraph" style:parent-style-name="Standard" style:next-style-name="Subtitle" style:default-outline-level="" style:list-style-name="" style:class="chapter">
      <style:paragraph-properties fo:margin-top="0cm" fo:margin-bottom="0cm" fo:text-align="start" style:justify-single-word="false"/>
      <style:text-properties style:font-name="Calibri Light" fo:font-size="22pt" fo:letter-spacing="-0.018cm" fo:font-weight="bold" style:letter-kerning="true" style:font-size-asian="22pt" style:font-weight-asian="bold" style:font-name-complex="F" style:font-size-complex="28pt" style:font-weight-complex="bold"/>
    </style:style>
    <style:style style:name="Subtitle" style:family="paragraph" style:parent-style-name="Standard" style:next-style-name="Text_20_body" style:default-outline-level="" style:list-style-name="" style:class="chapter">
      <style:paragraph-properties fo:margin-top="0.212cm" fo:margin-bottom="0.282cm" fo:text-align="start" style:justify-single-word="false"/>
      <style:text-properties fo:color="#5a5a5a" fo:font-size="14pt" fo:letter-spacing="0.026cm" fo:font-style="italic" style:font-size-asian="14pt" style:font-style-asian="italic" style:font-name-complex="F" style:font-size-complex="11pt" style:font-style-complex="italic"/>
    </style:style>
    <style:style style:name="Header" style:family="paragraph" style:parent-style-name="Standard" style:default-outline-level="" style:list-style-name="" style:class="extra">
      <style:paragraph-properties fo:margin-top="0cm" fo:margin-bottom="0cm"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cm" fo:margin-bottom="0cm"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size="16pt" fo:language="el" fo:country="GR" style:font-size-asian="16pt" style:font-name-complex="F" style:font-size-complex="16pt"/>
    </style:style>
    <style:style style:name="Heading_20_2_20_Char" style:display-name="Heading 2 Char" style:family="text" style:parent-style-name="Default_20_Paragraph_20_Font">
      <style:text-properties style:font-name="Calibri Light" fo:font-size="13pt" fo:language="el" fo:country="GR" style:font-size-asian="13pt" style:font-name-complex="F" style:font-size-complex="13pt"/>
    </style:style>
    <style:style style:name="Title_20_Char" style:display-name="Title Char" style:family="text" style:parent-style-name="Default_20_Paragraph_20_Font">
      <style:text-properties style:font-name="Calibri Light" fo:font-size="22pt" fo:letter-spacing="-0.018cm" fo:language="el" fo:country="GR" style:letter-kerning="true" style:font-size-asian="22pt" style:font-name-complex="F" style:font-size-complex="28pt"/>
    </style:style>
    <style:style style:name="Header_20_Char" style:display-name="Header Char" style:family="text" style:parent-style-name="Default_20_Paragraph_20_Font">
      <style:text-properties fo:language="el" fo:country="GR"/>
    </style:style>
    <style:style style:name="Footer_20_Char" style:display-name="Footer Char" style:family="text" style:parent-style-name="Default_20_Paragraph_20_Font">
      <style:text-properties fo:language="el" fo:country="GR"/>
    </style:style>
    <style:style style:name="Subtitle_20_Char" style:display-name="Subtitle Char" style:family="text" style:parent-style-name="Default_20_Paragraph_20_Font">
      <style:text-properties fo:color="#5a5a5a" fo:font-size="14pt" fo:letter-spacing="0.026cm" fo:language="el" fo:country="GR" style:font-size-asian="14pt" style:font-name-complex="F" style:font-size-complex="11pt"/>
    </style:style>
    <style:style style:name="Heading_20_3_20_Char" style:display-name="Heading 3 Char" style:family="text" style:parent-style-name="Default_20_Paragraph_20_Font">
      <style:text-properties fo:color="#1f3763" style:font-name="Calibri Light" fo:language="el" fo:country="GR" style:font-name-complex="F"/>
    </style:style>
    <style:style style:name="Heading_20_4_20_Char" style:display-name="Heading 4 Char" style:family="text" style:parent-style-name="Default_20_Paragraph_20_Font">
      <style:text-properties fo:color="#2f5496" style:font-name="Calibri Light" fo:language="el" fo:country="GR" fo:font-style="italic" style:font-style-asian="italic" style:font-name-complex="F"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7cm" fo:margin-left="0.6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018cm solid #00000a" fo:border-bottom="none"/>
    </style:style>
    <style:style style:name="MT1" style:family="text">
      <style:text-properties fo:font-size="9pt" style:font-size-asian="9pt" style:font-size-complex="9pt"/>
    </style:style>
    <style:style style:name="MT2" style:family="text">
      <style:text-properties fo:font-size="9pt" fo:language="en" fo:country="US" style:font-size-asian="9pt" style:font-size-complex="9pt"/>
    </style:style>
    <style:page-layout style:name="Mpm1">
      <style:page-layout-properties fo:page-width="21.001cm" fo:page-height="29.7cm" style:num-format="1" style:print-orientation="portrait" fo:margin-top="1.249cm" fo:margin-bottom="1.249cm" fo:margin-left="2.54cm" fo:margin-right="2.54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
      </style:header>
      <style:header-left>
        <text:p text:style-name="Header"/>
      </style:header-left>
      <style:footer>
        <text:p text:style-name="MP1"><text:span text:style-name="MT1">Ομαδα 32<text:tab/>ΕΓΓΡΑΦΟ </text:span><text:span text:style-name="MT2">SRS</text:span><text:span text:style-name="MT1"> (2021)</text:span><text:span text:style-name="MT2"><text:tab/></text:span><text:span text:style-name="MT1">Σελ </text:span><text:page-number text:select-page="current"/><text:span text:style-name="MT1"> / <text:s/></text:span><text:page-count>5</text:page-count></text:p>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assilios Vescoukis</meta:initial-creator>
    <dc:creator>Γιαννης Παρχαριδης</dc:creator>
    <meta:editing-cycles>6</meta:editing-cycles>
    <meta:creation-date>2020-01-22T08:42:00</meta:creation-date>
    <dc:date>2022-12-18T11:53:12.75</dc:date>
    <meta:editing-duration>PT26S</meta:editing-duration>
    <meta:generator>OpenOffice/4.1.7$Win32 OpenOffice.org_project/417m1$Build-9800</meta:generator>
    <meta:document-statistic meta:table-count="0" meta:image-count="2" meta:object-count="0" meta:page-count="5" meta:paragraph-count="72" meta:word-count="567" meta:character-count="406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